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77ea" officeooo:paragraph-rsid="001677ea"/>
    </style:style>
    <style:style style:name="P2" style:family="paragraph" style:parent-style-name="Standard">
      <style:text-properties fo:font-weight="bold" officeooo:rsid="001677ea" officeooo:paragraph-rsid="001677ea" style:font-weight-asian="bold" style:font-weight-complex="bold"/>
    </style:style>
    <style:style style:name="P3" style:family="paragraph" style:parent-style-name="Standard">
      <style:text-properties fo:font-weight="bold" officeooo:rsid="0018556c" officeooo:paragraph-rsid="0018556c" style:font-weight-asian="bold" style:font-weight-complex="bold"/>
    </style:style>
    <style:style style:name="P4" style:family="paragraph" style:parent-style-name="Standard">
      <style:text-properties fo:font-weight="bold" officeooo:rsid="00194fa1" officeooo:paragraph-rsid="00194fa1" style:font-weight-asian="bold" style:font-weight-complex="bold"/>
    </style:style>
    <style:style style:name="P5" style:family="paragraph" style:parent-style-name="Standard">
      <style:text-properties officeooo:rsid="0018556c" officeooo:paragraph-rsid="0018556c"/>
    </style:style>
    <style:style style:name="P6" style:family="paragraph" style:parent-style-name="Standard">
      <style:text-properties officeooo:rsid="00194fa1" officeooo:paragraph-rsid="00194fa1"/>
    </style:style>
    <style:style style:name="P7" style:family="paragraph" style:parent-style-name="Standard">
      <style:text-properties officeooo:rsid="001a8bb0" officeooo:paragraph-rsid="001a8b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c0bc" style:font-weight-asian="bold" style:font-weight-complex="bold"/>
    </style:style>
    <style:style style:name="T3" style:family="text">
      <style:text-properties officeooo:rsid="0019c0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ategorie_locali</text:span></text:p>
      <text:p text:style-name="P7"><text:span text:style-name="T1"/></text:p>
      <text:p text:style-name="P7"><text:span text:style-name="T1">locali</text:span></text:p>
      <text:p text:style-name="P7"><text:span text:style-name="T1"/></text:p>
      <text:p text:style-name="P7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ypo_btw_sites</text:span> (tipologie locali)</text:p>
      <text:p text:style-name="P1">site_id</text:p>
      <text:p text:style-name="P1">typo_id</text:p>
      <text:p text:style-name="P1"/>
      <text:p text:style-name="P2">locations</text:p>
      <text:p text:style-name="P1">site_id</text:p>
      <text:p text:style-name="P1">typo_id</text:p>
      <text:p text:style-name="P1"/>
      <text:p text:style-name="P4">typo_btw_locations</text:p>
      <text:p text:style-name="P6">site_id</text:p>
      <text:p text:style-name="P6">location_id</text:p>
      <text:p text:style-name="P6">typo_id</text:p>
      <text:p text:style-name="P6">level</text:p>
      <text:p text:style-name="P1"/>
      <text:p text:style-name="P3">location_visibilities</text:p>
      <text:p text:style-name="P5">site_id</text:p>
      <text:p text:style-name="P5">location_id &gt;&gt; <text:span text:style-name="T1">locations.id</text:span></text:p>
      <text:p text:style-name="P5">typo_id <text:span text:style-name="T3">&gt;&gt; </text:span><text:span text:style-name="T2">typo_btw_sites.id</text:span></text:p>
      <text:p text:style-name="P5">zone_id</text:p>
      <text:p text:style-name="P5">level</text:p>
      <text:p text:style-name="P5">expire_at</text:p>
      <text:p text:style-name="P1"/>
      <text:p text:style-name="P2">typos</text:p>
      <text:p text:style-name="P1">logic_title</text:p>
      <text:p text:style-name="P1">image_file_n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3:09:25.442000000</meta:creation-date>
    <meta:generator>LibreOffice/4.4.5.2$Windows_x86 LibreOffice_project/a22f674fd25a3b6f45bdebf25400ed2adff0ff99</meta:generator>
    <dc:date>2017-12-08T01:00:52.475000000</dc:date>
    <meta:editing-duration>PT1H36M14S</meta:editing-duration>
    <meta:editing-cycles>5</meta:editing-cycles>
    <meta:document-statistic meta:table-count="0" meta:image-count="0" meta:object-count="0" meta:page-count="1" meta:paragraph-count="23" meta:word-count="29" meta:character-count="275" meta:non-whitespace-character-count="269"/>
  </office:meta>
</office:document-meta>
</file>